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ed7" officeooo:paragraph-rsid="000f7ed7"/>
    </style:style>
    <style:style style:name="P2" style:family="paragraph" style:parent-style-name="Standard">
      <style:text-properties officeooo:rsid="000f7ed7" officeooo:paragraph-rsid="001578c8"/>
    </style:style>
    <style:style style:name="P3" style:family="paragraph" style:parent-style-name="Standard">
      <style:text-properties officeooo:rsid="0010c30a" officeooo:paragraph-rsid="0010c30a"/>
    </style:style>
    <style:style style:name="P4" style:family="paragraph" style:parent-style-name="Standard">
      <style:text-properties officeooo:rsid="001143c1" officeooo:paragraph-rsid="000f7ed7"/>
    </style:style>
    <style:style style:name="P5" style:family="paragraph" style:parent-style-name="Standard">
      <style:text-properties officeooo:paragraph-rsid="001143c1"/>
    </style:style>
    <style:style style:name="P6" style:family="paragraph" style:parent-style-name="Standard">
      <style:text-properties officeooo:rsid="00132881" officeooo:paragraph-rsid="001143c1"/>
    </style:style>
    <style:style style:name="P7" style:family="paragraph" style:parent-style-name="Standard">
      <style:text-properties officeooo:rsid="00132881" officeooo:paragraph-rsid="0013882f"/>
    </style:style>
    <style:style style:name="P8" style:family="paragraph" style:parent-style-name="Standard">
      <style:text-properties officeooo:paragraph-rsid="0013882f"/>
    </style:style>
    <style:style style:name="P9" style:family="paragraph" style:parent-style-name="Standard">
      <style:text-properties officeooo:rsid="0017832a" officeooo:paragraph-rsid="0017832a"/>
    </style:style>
    <style:style style:name="T1" style:family="text">
      <style:text-properties officeooo:rsid="0010c30a"/>
    </style:style>
    <style:style style:name="T2" style:family="text">
      <style:text-properties officeooo:rsid="001143c1"/>
    </style:style>
    <style:style style:name="T3" style:family="text">
      <style:text-properties officeooo:rsid="0012f286"/>
    </style:style>
    <style:style style:name="T4" style:family="text">
      <style:text-properties officeooo:rsid="0013882f"/>
    </style:style>
    <style:style style:name="T5" style:family="text">
      <style:text-properties officeooo:rsid="0013b3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API für die Kommunikation von Frontend mit dem</text:p>
      <text:p text:style-name="P2">Arduino-Backend <text:span text:style-name="T1">zur Steuerung einer CNC-Maschine</text:span></text:p>
      <text:p text:style-name="P1"/>
      <text:p text:style-name="P4"/>
      <text:p text:style-name="P5"><text:span text:style-name="T2">Arduino: CmdMessenger, </text:span><text:a xlink:type="simple" xlink:href="http://playground.arduino.cc/Code/CmdMessenger">http://playground.arduino.cc/Code/CmdMessenger</text:a></text:p>
      <text:p text:style-name="P6"/>
      <text:p text:style-name="P9">erstmal Test: LED an, LED aus</text:p>
      <text:p text:style-name="P6"/>
      <text:p text:style-name="P9">Frontend realisiert als Chromium App:</text:p>
      <text:p text:style-name="P6"><text:a xlink:type="simple" xlink:href="https://developer.chrome.com/apps/serial">https://developer.chrome.com/apps/serial</text:a></text:p>
      <text:p text:style-name="P6"><text:a xlink:type="simple" xlink:href="https://developer.chrome.com/apps/app_serial">https://developer.chrome.com/apps/app_serial</text:a></text:p>
      <text:p text:style-name="P6"/>
      <text:p text:style-name="P1"/>
      <text:p text:style-name="P3">Über Netzwerk:</text:p>
      <text:p text:style-name="P3">-später-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6:39:47.799875232</meta:creation-date>
    <meta:generator>LibreOffice/4.1.5.3$Linux_x86 LibreOffice_project/410m0$Build-3</meta:generator>
    <dc:date>2014-04-21T11:39:05.697301470</dc:date>
    <meta:editing-duration>PT18H58M18S</meta:editing-duration>
    <meta:editing-cycles>12</meta:editing-cycles>
    <meta:document-statistic meta:table-count="0" meta:image-count="0" meta:object-count="0" meta:page-count="1" meta:paragraph-count="9" meta:word-count="32" meta:character-count="335" meta:non-whitespace-character-count="312"/>
  </office:meta>
</office:document-meta>
</file>